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7">
      <style:paragraph-properties fo:margin-top="0in" fo:margin-bottom="0in" style:contextual-spacing="false"/>
      <style:text-properties style:font-name="Brix Slab Regular"/>
    </style:style>
    <style:style style:name="P23" style:family="paragraph" style:parent-style-name="Text_20_body" style:list-style-name="L7">
      <style:text-properties style:font-name="Brix Slab Regular"/>
    </style:style>
    <style:style style:name="P24" style:family="paragraph" style:parent-style-name="Text_20_body" style:list-style-name="L9">
      <style:paragraph-properties fo:margin-top="0in" fo:margin-bottom="0in" style:contextual-spacing="false"/>
      <style:text-properties style:font-name="Brix Slab Regular"/>
    </style:style>
    <style:style style:name="P25" style:family="paragraph" style:parent-style-name="Text_20_body" style:list-style-name="L9">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er </text:span><text:span text:style-name="Strong_20_Emphasis"><text:span text:style-name="T1">senseBox I2C Expander</text:span></text:span><text:span text:style-name="T1"> ist ein Modul, das zur Erweiterung der I2C-Kapazität auf der senseBox-Plattform entwickelt wurde. Es ermöglicht den Anschluss zusätzlicher I2C-Sensoren und -Aktoren, wenn die Anzahl der verfügbaren I2C-Anschlüsse auf der senseBox MCU nicht ausreicht. Der Expander nutzt die I2C-Technologie, um mehrere Geräte über eine einzige Schnittstelle zu verbinden, was eine effiziente Nutzung der I2C-Bus-Leitungen ermöglicht.</text:span></text:p>
      <text:h text:style-name="P2" text:outline-level="3">Ausführliches Datenblatt für den senseBox I2C Expander</text:h>
      <text:h text:style-name="P3" text:outline-level="4">Allgemeine Informationen</text:h>
      <text:list xml:id="list665295212" text:style-name="L1">
        <text:list-item>
          <text:p text:style-name="P7"><text:span text:style-name="Strong_20_Emphasis"><text:span text:style-name="T1">Produktname:</text:span></text:span><text:span text:style-name="T1"> senseBox I2C Expander</text:span></text:p>
        </text:list-item>
        <text:list-item>
          <text:p text:style-name="P7"><text:span text:style-name="Strong_20_Emphasis"><text:span text:style-name="T1">Typ:</text:span></text:span><text:span text:style-name="T1"> I2C-Bus-Erweiterungsmodul</text:span></text:p>
        </text:list-item>
        <text:list-item>
          <text:p text:style-name="P6"><text:span text:style-name="Strong_20_Emphasis"><text:span text:style-name="T1">Einsatzbereiche:</text:span></text:span><text:span text:style-name="T1"> Erweiterung der I2C-Gerätekapazität, Umweltüberwachung, IoT, Bildung</text:span></text:p>
        </text:list-item>
      </text:list>
      <text:h text:style-name="P3" text:outline-level="4">Technische Spezifikationen</text:h>
      <text:h text:style-name="P4" text:outline-level="5">Elektrische Eigenschaften</text:h>
      <text:list xml:id="list676645871" text:style-name="L2">
        <text:list-item>
          <text:p text:style-name="P9"><text:span text:style-name="Strong_20_Emphasis"><text:span text:style-name="T1">Betriebsspannung:</text:span></text:span><text:span text:style-name="T1"> 3.3V (bereitgestellt durch die senseBox MCU)</text:span></text:p>
        </text:list-item>
        <text:list-item>
          <text:p text:style-name="P9"><text:span text:style-name="Strong_20_Emphasis"><text:span text:style-name="T1">Stromverbrauch:</text:span></text:span><text:span text:style-name="T1"> Gering, abhängig von der Anzahl und dem Typ der angeschlossenen Geräte</text:span></text:p>
        </text:list-item>
        <text:list-item>
          <text:p text:style-name="P8"><text:span text:style-name="Strong_20_Emphasis"><text:span text:style-name="T1">Maximale Lastkapazität:</text:span></text:span><text:span text:style-name="T1"> Entspricht den I2C-Spezifikationen, abhängig von den an den Bus angeschlossenen Geräten und deren Stromverbrauch</text:span></text:p>
        </text:list-item>
      </text:list>
      <text:h text:style-name="P4" text:outline-level="5">Schnittstellen und Kommunikation</text:h>
      <text:list xml:id="list1186224784" text:style-name="L3">
        <text:list-item>
          <text:p text:style-name="P11"><text:span text:style-name="Strong_20_Emphasis"><text:span text:style-name="T1">Eingangsanschluss:</text:span></text:span><text:span text:style-name="T1"> 1x I2C-Eingang (4-poliger Stecker: VCC, GND, SCL, SDA)</text:span></text:p>
        </text:list-item>
        <text:list-item>
          <text:p text:style-name="P11"><text:span text:style-name="Strong_20_Emphasis"><text:span text:style-name="T1">Ausgangsanschlüsse:</text:span></text:span><text:span text:style-name="T1"> Mehrere I2C-Ausgänge (4-polige Stecker), typischerweise 4 bis 6 Ports</text:span></text:p>
        </text:list-item>
        <text:list-item>
          <text:p text:style-name="P11"><text:span text:style-name="Strong_20_Emphasis"><text:span text:style-name="T1">I2C-Protokoll:</text:span></text:span><text:span text:style-name="T1"> Unterstützt Standard-I2C-Kommunikationsprotokoll</text:span></text:p>
        </text:list-item>
        <text:list-item>
          <text:p text:style-name="P10"><text:span text:style-name="Strong_20_Emphasis"><text:span text:style-name="T1">Maximale I2C-Geräte:</text:span></text:span><text:span text:style-name="T1"> Theoretisch bis zu 127 Geräte pro Bus, abhängig von der Buslänge und der Verkabelung</text:span></text:p>
        </text:list-item>
      </text:list>
      <text:h text:style-name="P4" text:outline-level="5">Physische Eigenschaften</text:h>
      <text:list xml:id="list2016860847" text:style-name="L4">
        <text:list-item>
          <text:p text:style-name="P13"><text:span text:style-name="Strong_20_Emphasis"><text:span text:style-name="T1">Abmessungen:</text:span></text:span><text:span text:style-name="T1"> Kompaktes Design, ca. 35 mm x 25 mm x 5 mm (L x B x H)</text:span></text:p>
        </text:list-item>
        <text:list-item>
          <text:p text:style-name="P13"><text:span text:style-name="Strong_20_Emphasis"><text:span text:style-name="T1">Gewicht:</text:span></text:span><text:span text:style-name="T1"> Leicht, ca. 10 g</text:span></text:p>
        </text:list-item>
        <text:list-item>
          <text:p text:style-name="P12"><text:span text:style-name="Strong_20_Emphasis"><text:span text:style-name="T1">Gehäuse:</text:span></text:span><text:span text:style-name="T1"> Offenes PCB-Design, Steckverbindungen zur einfachen Integration in die senseBox</text:span></text:p>
        </text:list-item>
      </text:list>
      <text:h text:style-name="P3" text:outline-level="4">Funktionen und Merkmale</text:h>
      <text:list xml:id="list992983940" text:style-name="L5">
        <text:list-item>
          <text:p text:style-name="P15"><text:span text:style-name="Strong_20_Emphasis"><text:span text:style-name="T1">Erweiterung der I2C-Kapazität:</text:span></text:span><text:span text:style-name="T1"> Ermöglicht den gleichzeitigen Anschluss mehrerer I2C-Sensoren und -Aktoren, auch wenn die senseBox MCU nur eine begrenzte Anzahl von I2C-Anschlüssen bietet.</text:span></text:p>
        </text:list-item>
        <text:list-item>
          <text:p text:style-name="P15"><text:span text:style-name="Strong_20_Emphasis"><text:span text:style-name="T1">Einfache Integration:</text:span></text:span><text:span text:style-name="T1"> Direkter Anschluss an die senseBox MCU, keine zusätzliche Stromversorgung erforderlich.</text:span></text:p>
        </text:list-item>
        <text:list-item>
          <text:p text:style-name="P15"><text:soft-page-break/><text:span text:style-name="Strong_20_Emphasis"><text:span text:style-name="T1">Kompatibilität:</text:span></text:span><text:span text:style-name="T1"> Funktioniert mit allen I2C-kompatiblen Geräten, die mit der senseBox-Plattform verwendet werden können.</text:span></text:p>
        </text:list-item>
        <text:list-item>
          <text:p text:style-name="P14"><text:span text:style-name="Strong_20_Emphasis"><text:span text:style-name="T1">Pull-up-Widerstände:</text:span></text:span><text:span text:style-name="T1"> Integrierte oder externe Pull-up-Widerstände für stabile I2C-Kommunikation (je nach Design erforderlich).</text:span></text:p>
        </text:list-item>
      </text:list>
      <text:h text:style-name="P3" text:outline-level="4">Anwendungsbereiche</text:h>
      <text:list xml:id="list2012291166" text:style-name="L6">
        <text:list-item>
          <text:p text:style-name="P17"><text:span text:style-name="Strong_20_Emphasis"><text:span text:style-name="T1">Umweltüberwachung:</text:span></text:span><text:span text:style-name="T1"> Einsatz in Projekten, die mehrere Sensoren zur Überwachung verschiedener Umweltdaten benötigen (z.B. Luftqualität, Wetterdaten).</text:span></text:p>
        </text:list-item>
        <text:list-item>
          <text:p text:style-name="P17"><text:span text:style-name="Strong_20_Emphasis"><text:span text:style-name="T1">IoT-Projekte:</text:span></text:span><text:span text:style-name="T1"> Ideal für IoT-Setups, die eine Vielzahl von Sensoren für Datenerfassung und Steuerung erfordern.</text:span></text:p>
        </text:list-item>
        <text:list-item>
          <text:p text:style-name="P16"><text:span text:style-name="Strong_20_Emphasis"><text:span text:style-name="T1">Bildung:</text:span></text:span><text:span text:style-name="T1"> Verwendung in Bildungsprojekten, um das Verständnis von I2C-Kommunikation und Multiplexing zu fördern.</text:span></text:p>
        </text:list-item>
      </text:list>
      <text:h text:style-name="P3" text:outline-level="4">Sicherheits- und Nutzungsrichtlinien</text:h>
      <text:list xml:id="list133049959" text:style-name="L7">
        <text:list-item>
          <text:p text:style-name="P18"><text:span text:style-name="Strong_20_Emphasis"><text:span text:style-name="T1">Elektrische Sicherheit:</text:span></text:span></text:p>
          <text:list>
            <text:list-item>
              <text:p text:style-name="P22">Achten Sie darauf, dass die Betriebsspannung 3.3V nicht überschreitet, um Schäden an den angeschlossenen Geräten und dem Expander zu vermeiden.</text:p>
            </text:list-item>
            <text:list-item>
              <text:p text:style-name="P22">Vermeiden Sie Kurzschlüsse zwischen den Pins, um Schäden zu verhindern.</text:p>
            </text:list-item>
          </text:list>
        </text:list-item>
        <text:list-item>
          <text:p text:style-name="P18"><text:span text:style-name="Strong_20_Emphasis"><text:span text:style-name="T1">Verwendungshinweise:</text:span></text:span></text:p>
          <text:list>
            <text:list-item>
              <text:p text:style-name="P22">Stellen Sie sicher, dass alle angeschlossenen Geräte unterschiedliche I2C-Adressen haben, um Adresskonflikte zu vermeiden.</text:p>
            </text:list-item>
            <text:list-item>
              <text:p text:style-name="P23">Überwachen Sie die Gesamtstromaufnahme, insbesondere bei der Verwendung mehrerer stromintensiver Geräte.</text:p>
            </text:list-item>
          </text:list>
        </text:list-item>
      </text:list>
      <text:h text:style-name="P3" text:outline-level="4">Verpackung und Lieferung</text:h>
      <text:list xml:id="list470587046" text:style-name="L8">
        <text:list-item>
          <text:p text:style-name="P20"><text:span text:style-name="Strong_20_Emphasis"><text:span text:style-name="T1">Lieferumfang:</text:span></text:span><text:span text:style-name="T1"> senseBox I2C Expander Modul, Anschlusskabel (je nach Set), Kurzanleitung</text:span></text:p>
        </text:list-item>
        <text:list-item>
          <text:p text:style-name="P19"><text:span text:style-name="Strong_20_Emphasis"><text:span text:style-name="T1">Verpackung:</text:span></text:span><text:span text:style-name="T1"> Antistatische Verpackung zum Schutz vor elektrostatischen Entladungen</text:span></text:p>
        </text:list-item>
      </text:list>
      <text:h text:style-name="P3" text:outline-level="4">Hinweise und Empfehlungen</text:h>
      <text:list xml:id="list3214283631" text:style-name="L9">
        <text:list-item>
          <text:p text:style-name="P21"><text:span text:style-name="Strong_20_Emphasis"><text:span text:style-name="T1">Software-Integration:</text:span></text:span></text:p>
          <text:list>
            <text:list-item>
              <text:p text:style-name="P24">Unterstützt durch die Arduino-IDE und entsprechende Bibliotheken zur einfachen Implementierung und Steuerung der I2C-Geräte.</text:p>
            </text:list-item>
            <text:list-item>
              <text:p text:style-name="P24">Beispielcodes und Tutorials verfügbar, um den Einstieg zu erleichtern und die Nutzung des I2C-Expanders zu optimieren.</text:p>
            </text:list-item>
          </text:list>
        </text:list-item>
        <text:list-item>
          <text:p text:style-name="P21"><text:span text:style-name="Strong_20_Emphasis"><text:span text:style-name="T1">Erweiterungsmöglichkeiten:</text:span></text:span></text:p>
          <text:list>
            <text:list-item>
              <text:p text:style-name="P25">Möglichkeit, weitere I2C-Expander in Reihe zu schalten, um noch mehr Geräte anzuschließen (beachten Sie hierbei die praktischen Grenzen des I2C-Busses, wie Buslänge und Signalstärke).</text:p>
            </text:list-item>
          </text:list>
        </text:list-item>
      </text:list>
      <text:p text:style-name="P1"/>
      <text:p text:style-name="Text_20_body"><text:soft-page-break/><text:span text:style-name="Strong_20_Emphasis"><text:span text:style-name="T1">Hinweis:</text:span></text:span><text:span text:style-name="T1"> Dieses ausführliche Datenblatt bietet eine umfassende Übersicht über die technischen Spezifikationen, Funktionen und Anwendungsmöglichkeiten des senseBox I2C Expander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48:22.631140709</meta:creation-date>
    <meta:generator>LibreOffice/7.3.7.2$Linux_X86_64 LibreOffice_project/30$Build-2</meta:generator>
    <dc:date>2024-07-30T11:49:16.417843492</dc:date>
    <meta:editing-duration>PT55S</meta:editing-duration>
    <meta:editing-cycles>1</meta:editing-cycles>
    <meta:document-statistic meta:table-count="0" meta:image-count="0" meta:object-count="0" meta:page-count="3" meta:paragraph-count="46" meta:word-count="510" meta:character-count="4104" meta:non-whitespace-character-count="3673"/>
  </office:meta>
</office:document-meta>
</file>